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822cm" fo:min-width="14.14cm"/>
    </style:style>
    <style:style style:name="gr2" style:family="graphic" style:parent-style-name="standard">
      <style:graphic-properties svg:stroke-color="#9900ff" draw:fill-color="#ffff00" draw:textarea-horizontal-align="justify" draw:textarea-vertical-align="middle" draw:auto-grow-height="false" fo:min-height="1.48cm" fo:min-width="4.3cm"/>
    </style:style>
    <style:style style:name="gr3" style:family="graphic" style:parent-style-name="standard">
      <style:graphic-properties svg:stroke-color="#000000" draw:fill-color="#663399" draw:textarea-horizontal-align="justify" draw:textarea-vertical-align="middle" draw:auto-grow-height="false" fo:min-height="1.48cm" fo:min-width="4.3cm"/>
    </style:style>
    <style:style style:name="gr4" style:family="graphic" style:parent-style-name="standard">
      <style:graphic-properties svg:stroke-color="#9900ff" draw:fill-color="#ffff99" draw:textarea-horizontal-align="justify" draw:textarea-vertical-align="middle" draw:auto-grow-height="false" fo:min-height="1.39cm" fo:min-width="4.316cm"/>
    </style:style>
    <style:style style:name="gr5" style:family="graphic" style:parent-style-name="standard">
      <style:graphic-properties svg:stroke-color="#000000" draw:fill-color="#00ccff" draw:textarea-vertical-align="middle"/>
    </style:style>
    <style:style style:name="gr6" style:family="graphic" style:parent-style-name="standard">
      <style:graphic-properties svg:stroke-color="#9900ff" draw:fill-color="#ffff99" draw:textarea-horizontal-align="justify" draw:textarea-vertical-align="middle" draw:auto-grow-height="false" fo:min-height="1.391cm" fo:min-width="4.316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663399" draw:fill-color="#9966cc" draw:textarea-horizontal-align="justify" draw:textarea-vertical-align="middle" draw:auto-grow-height="false" fo:min-height="1.39cm" fo:min-width="4.701cm"/>
    </style:style>
    <style:style style:name="gr9" style:family="graphic" style:parent-style-name="standard">
      <style:graphic-properties svg:stroke-color="#663399" draw:fill-color="#cc99ff" draw:textarea-horizontal-align="justify" draw:textarea-vertical-align="middle" draw:auto-grow-height="false" fo:min-height="1.477cm" fo:min-width="2.39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1.45cm" fo:min-width="4.3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1.48cm" fo:min-width="3.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P1" style:family="paragraph">
      <style:paragraph-properties fo:text-align="center"/>
      <style:text-properties fo:color="#ffffff" style:font-name="Latin Modern Mono"/>
    </style:style>
    <style:style style:name="P2" style:family="paragraph">
      <loext:graphic-properties draw:fill-color="#00ccff"/>
      <style:paragraph-properties fo:text-align="center"/>
      <style:text-properties fo:color="#ffffff" style:font-name="Latin Modern Mono"/>
    </style:style>
    <style:style style:name="P3" style:family="paragraph">
      <style:paragraph-properties fo:text-align="center"/>
      <style:text-properties style:font-name="Latin Modern Mono"/>
    </style:style>
    <style:style style:name="P4" style:family="paragraph">
      <loext:graphic-properties draw:fill-color="#ffff00"/>
      <style:paragraph-properties fo:text-align="center"/>
      <style:text-properties style:font-name="Latin Modern Mono"/>
    </style:style>
    <style:style style:name="P5" style:family="paragraph">
      <loext:graphic-properties draw:fill-color="#663399"/>
      <style:paragraph-properties fo:text-align="center"/>
      <style:text-properties fo:color="#ffffff" style:font-name="Latin Modern Mono"/>
    </style:style>
    <style:style style:name="P6" style:family="paragraph">
      <loext:graphic-properties draw:fill-color="#ffff99"/>
      <style:paragraph-properties fo:text-align="center"/>
      <style:text-properties style:font-name="Latin Modern Mono"/>
    </style:style>
    <style:style style:name="P7" style:family="paragraph">
      <loext:graphic-properties draw:fill-color="#00ccff"/>
      <style:paragraph-properties fo:text-align="center"/>
      <style:text-properties style:font-name="Latin Modern Mono"/>
    </style:style>
    <style:style style:name="P8" style:family="paragraph">
      <loext:graphic-properties draw:fill-color="#9966cc"/>
      <style:paragraph-properties fo:text-align="center"/>
      <style:text-properties fo:color="#ffffff" style:font-name="Latin Modern Mono"/>
    </style:style>
    <style:style style:name="P9" style:family="paragraph">
      <loext:graphic-properties draw:fill-color="#cc99ff"/>
      <style:paragraph-properties fo:text-align="center"/>
      <style:text-properties fo:color="#ffffff" style:font-name="Latin Modern Mono"/>
    </style:style>
    <style:style style:name="P10" style:family="paragraph">
      <loext:graphic-properties draw:fill-color="#3465a4"/>
      <style:paragraph-properties fo:text-align="center"/>
      <style:text-properties fo:color="#ffffff" style:font-name="Latin Modern Mono"/>
    </style:style>
    <style:style style:name="P11" style:family="paragraph">
      <loext:graphic-properties draw:fill-color="#99ccff"/>
      <style:paragraph-properties fo:text-align="center"/>
      <style:text-properties fo:color="#ffffff" style:font-name="Latin Modern Mono"/>
    </style:style>
    <style:style style:name="P12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4.64cm" svg:height="2.072cm" svg:x="7.5cm" svg:y="2.1cm">
          <text:p text:style-name="P1"><text:span text:style-name="T1">Outil de contrôle robotiq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8cm" svg:height="1.73cm" svg:x="1.7cm" svg:y="5.4cm">
          <text:p text:style-name="P3">Analyse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8cm" svg:height="1.73cm" svg:x="18.3cm" svg:y="5.4cm">
          <text:p text:style-name="P1"><text:span text:style-name="T1">Program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4.816cm" svg:height="1.64cm" svg:x="4.784cm" svg:y="8.1cm">
          <text:p text:style-name="P3">UseCase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4.1cm" svg:y1="5.4cm" svg:x2="14.82cm" svg:y2="4.172cm" draw:start-shape="id1" draw:start-glue-point="0" draw:end-shape="id2" draw:end-glue-point="2" svg:d="M4100 5400v-614h10720v-614" svg:viewBox="0 0 10721 1229">
          <text:p/>
        </draw:connector>
        <draw:connector draw:style-name="gr5" draw:text-style-name="P7" draw:layer="layout" svg:x1="20.7cm" svg:y1="5.4cm" svg:x2="14.82cm" svg:y2="4.172cm" draw:start-shape="id3" draw:start-glue-point="0" draw:end-shape="id2" draw:end-glue-point="2" svg:d="M20700 5400v-614h-5880v-614" svg:viewBox="0 0 5881 1229">
          <text:p/>
        </draw:connector>
        <draw:custom-shape draw:style-name="gr4" draw:text-style-name="P6" xml:id="id5" draw:id="id5" draw:layer="layout" svg:width="4.816cm" svg:height="1.64cm" svg:x="4.784cm" svg:y="9.913cm">
          <text:p text:style-name="P3">Diagramme </text:p>
          <text:p text:style-name="P3">de classe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4.816cm" svg:height="1.64cm" svg:x="4.784cm" svg:y="11.726cm">
          <text:p text:style-name="P3">Diagramme </text:p>
          <text:p text:style-name="P3">de paquetage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4.816cm" svg:height="1.641cm" svg:x="4.784cm" svg:y="13.539cm">
          <text:p text:style-name="P3">Documentation</text:p>
          <text:p text:style-name="P3">du cod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1cm" svg:y1="7.13cm" svg:x2="4.784cm" svg:y2="8.92cm" draw:start-shape="id1" draw:start-glue-point="2" draw:end-shape="id4" draw:end-glue-point="3" svg:d="M4100 7130v1790h684" svg:viewBox="0 0 685 1791">
          <text:p/>
        </draw:connector>
        <draw:connector draw:style-name="gr7" draw:text-style-name="P3" draw:layer="layout" svg:x1="4.1cm" svg:y1="7.13cm" svg:x2="4.784cm" svg:y2="10.733cm" draw:start-shape="id1" draw:start-glue-point="2" draw:end-shape="id5" draw:end-glue-point="3" svg:d="M4100 7130v3603h684" svg:viewBox="0 0 685 3604">
          <text:p/>
        </draw:connector>
        <draw:connector draw:style-name="gr7" draw:text-style-name="P3" draw:layer="layout" svg:x1="4.1cm" svg:y1="7.13cm" svg:x2="4.784cm" svg:y2="12.546cm" draw:start-shape="id1" draw:start-glue-point="2" draw:end-shape="id6" draw:end-glue-point="3" svg:d="M4100 7130v5416h684" svg:viewBox="0 0 685 5417">
          <text:p/>
        </draw:connector>
        <draw:connector draw:style-name="gr7" draw:text-style-name="P3" draw:layer="layout" svg:x1="4.1cm" svg:y1="7.13cm" svg:x2="4.784cm" svg:y2="14.359cm" draw:start-shape="id1" draw:start-glue-point="2" draw:end-shape="id7" draw:end-glue-point="3" svg:d="M4100 7130v7229h684" svg:viewBox="0 0 685 7230">
          <text:p/>
        </draw:connector>
        <draw:custom-shape draw:style-name="gr8" draw:text-style-name="P8" xml:id="id8" draw:id="id8" draw:layer="layout" svg:width="5.201cm" svg:height="1.64cm" svg:x="21.96cm" svg:y="7.991cm">
          <text:p text:style-name="P3"><text:span text:style-name="T1">Patron</text:span></text:p>
          <text:p text:style-name="P3"><text:span text:style-name="T1">composi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5.201cm" svg:height="1.64cm" svg:x="21.96cm" svg:y="9.804cm">
          <text:p text:style-name="P1"><text:span text:style-name="T1">Bibliothèque</text:span></text:p>
          <text:p text:style-name="P1"><text:span text:style-name="T1">de Widget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5.201cm" svg:height="1.64cm" svg:x="21.96cm" svg:y="11.617cm">
          <text:p text:style-name="P1"><text:span text:style-name="T1">Connexion</text:span></text:p>
          <text:p text:style-name="P1"><text:span text:style-name="T1">Bus/Node/Objec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0.7cm" svg:y1="7.13cm" svg:x2="21.96cm" svg:y2="8.811cm" draw:start-shape="id3" draw:start-glue-point="2" draw:end-shape="id8" draw:end-glue-point="3" svg:d="M20700 7130v1681h1260" svg:viewBox="0 0 1261 1682">
          <text:p/>
        </draw:connector>
        <draw:connector draw:style-name="gr7" draw:text-style-name="P3" draw:layer="layout" svg:x1="20.7cm" svg:y1="7.13cm" svg:x2="21.96cm" svg:y2="10.624cm" draw:start-shape="id3" draw:start-glue-point="2" draw:end-shape="id9" draw:end-glue-point="3" svg:d="M20700 7130v3494h1260" svg:viewBox="0 0 1261 3495">
          <text:p/>
        </draw:connector>
        <draw:connector draw:style-name="gr7" draw:text-style-name="P3" draw:layer="layout" svg:x1="20.7cm" svg:y1="7.13cm" svg:x2="21.96cm" svg:y2="12.437cm" draw:start-shape="id3" draw:start-glue-point="2" draw:end-shape="id10" draw:end-glue-point="3" svg:d="M20700 7130v5307h1260" svg:viewBox="0 0 1261 5308">
          <text:p/>
        </draw:connector>
        <draw:custom-shape draw:style-name="gr9" draw:text-style-name="P9" xml:id="id11" draw:id="id11" draw:layer="layout" svg:width="2.89cm" svg:height="1.727cm" svg:x="25.138cm" svg:y="14.034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9" draw:text-style-name="P9" xml:id="id12" draw:id="id12" draw:layer="layout" svg:width="2.89cm" svg:height="1.727cm" svg:x="25.138cm" svg:y="16.0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89cm" svg:height="1.727cm" svg:x="25.138cm" svg:y="18.042cm"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56cm" svg:y1="13.257cm" svg:x2="25.138cm" svg:y2="14.897cm" draw:start-shape="id10" draw:start-glue-point="2" draw:end-shape="id11" draw:end-glue-point="3" svg:d="M24560 13257v1640h578" svg:viewBox="0 0 579 1641">
          <text:p/>
        </draw:connector>
        <draw:connector draw:style-name="gr7" draw:text-style-name="P3" draw:layer="layout" svg:x1="24.56cm" svg:y1="13.257cm" svg:x2="25.138cm" svg:y2="16.883cm" draw:start-shape="id10" draw:start-glue-point="2" draw:end-shape="id12" draw:end-glue-point="3" svg:d="M24560 13257v3626h578" svg:viewBox="0 0 579 3627">
          <text:p/>
        </draw:connector>
        <draw:connector draw:style-name="gr7" draw:text-style-name="P3" draw:layer="layout" draw:line-skew="2.637cm" svg:x1="24.56cm" svg:y1="13.257cm" svg:x2="25.138cm" svg:y2="18.905cm" draw:start-shape="id10" draw:start-glue-point="2" svg:d="M24560 13257v5712h578v-64" svg:viewBox="0 0 579 5713">
          <text:p/>
        </draw:connector>
        <draw:custom-shape draw:style-name="gr10" draw:text-style-name="P10" xml:id="id13" draw:id="id13" draw:layer="layout" svg:width="4.8cm" svg:height="1.7cm" svg:x="9.9cm" svg:y="5.4cm">
          <text:p text:style-name="P1"><text:span text:style-name="T2">Documen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8" draw:id="id18" draw:layer="layout" svg:width="4cm" svg:height="1.73cm" svg:x="15.6cm" svg:y="12.5cm">
          <text:p text:style-name="P1">C++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5" draw:id="id15" draw:layer="layout" svg:width="4cm" svg:height="1.73cm" svg:x="15.6cm" svg:y="10.4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4cm" svg:height="1.73cm" svg:x="15.6cm" svg:y="16.8cm">
          <text:p text:style-name="P1">GIT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7" draw:id="id17" draw:layer="layout" svg:width="4cm" svg:height="1.73cm" svg:x="15.6cm" svg:y="14.7cm">
          <text:p text:style-name="P1">Réseau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4cm" svg:height="1.7cm" svg:x="12.8cm" svg:y="8cm">
          <text:p text:style-name="P1">Outils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2.3cm" svg:y1="7.1cm" svg:x2="12.8cm" svg:y2="8.85cm" draw:start-shape="id13" draw:start-glue-point="2" draw:end-shape="id14" draw:end-glue-point="3" svg:d="M12300 7100v1750h500" svg:viewBox="0 0 501 1751">
          <text:p/>
        </draw:connector>
        <draw:connector draw:style-name="gr7" draw:text-style-name="P1" draw:layer="layout" svg:x1="14.8cm" svg:y1="9.7cm" svg:x2="15.6cm" svg:y2="11.265cm" draw:start-shape="id14" draw:start-glue-point="2" draw:end-shape="id15" draw:end-glue-point="3" svg:d="M14800 9700v1565h800" svg:viewBox="0 0 801 1566">
          <text:p/>
        </draw:connector>
        <draw:connector draw:style-name="gr7" draw:text-style-name="P1" draw:layer="layout" svg:x1="14.8cm" svg:y1="9.7cm" svg:x2="15.6cm" svg:y2="17.665cm" draw:start-shape="id14" draw:start-glue-point="2" draw:end-shape="id16" draw:end-glue-point="3" svg:d="M14800 9700v7965h800" svg:viewBox="0 0 801 7966">
          <text:p/>
        </draw:connector>
        <draw:connector draw:style-name="gr7" draw:text-style-name="P1" draw:layer="layout" svg:x1="14.8cm" svg:y1="9.7cm" svg:x2="15.6cm" svg:y2="15.565cm" draw:start-shape="id14" draw:start-glue-point="2" draw:end-shape="id17" draw:end-glue-point="3" svg:d="M14800 9700v5865h800" svg:viewBox="0 0 801 5866">
          <text:p/>
        </draw:connector>
        <draw:connector draw:style-name="gr7" draw:text-style-name="P1" draw:layer="layout" svg:x1="14.8cm" svg:y1="9.7cm" svg:x2="15.6cm" svg:y2="13.365cm" draw:start-shape="id14" draw:start-glue-point="2" draw:end-shape="id18" draw:end-glue-point="3" svg:d="M14800 9700v3665h800" svg:viewBox="0 0 801 3666">
          <text:p/>
        </draw:connector>
        <draw:connector draw:style-name="gr7" draw:text-style-name="P12" draw:layer="layout" svg:x1="14.82cm" svg:y1="4.172cm" svg:x2="12.3cm" svg:y2="5.4cm" draw:start-shape="id2" draw:start-glue-point="2" draw:end-shape="id13" draw:end-glue-point="0" svg:d="M14820 4172v614h-2520v614" svg:viewBox="0 0 2521 12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08:16:04.046041278</meta:creation-date>
    <dc:date>2019-11-26T09:07:07.471766221</dc:date>
    <meta:editing-duration>PT16M51S</meta:editing-duration>
    <meta:editing-cycles>5</meta:editing-cycles>
    <meta:generator>LibreOffice/6.1.5.2$Linux_X86_64 LibreOffice_project/10$Build-2</meta:generator>
    <meta:document-statistic meta:object-count="37"/>
  </office:meta>
</office:document-meta>
</file>